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46fc"/>
    </style:style>
    <style:style style:name="P2" style:family="paragraph" style:parent-style-name="Heading_20_2">
      <style:text-properties officeooo:paragraph-rsid="000c46fc"/>
    </style:style>
    <style:style style:name="P3" style:family="paragraph" style:parent-style-name="Heading_20_2">
      <style:text-properties officeooo:paragraph-rsid="000decea"/>
    </style:style>
    <style:style style:name="T1" style:family="text">
      <style:text-properties officeooo:rsid="000b16b1"/>
    </style:style>
    <style:style style:name="T2" style:family="text">
      <style:text-properties officeooo:rsid="000c4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бразец заявления учителей</text:h>
      <text:p text:style-name="Text_20_body">Согласно ст. 13 ФЗ «Об образовании в РФ» При реализации образовательных программ используются различные образовательные технологии, в том числе дистанционные образовательные технологии, электронное обучение.</text:p>
      <text:p text:style-name="Text_20_body">В нашей школе реализуется дистанционное обучение.<text:line-break/>Согласно ч. 2 ст. 22 работодатель обязан обеспечивать работников <text:span text:style-name="Emphasis">оборудованием</text:span>, инструментами, технической документацией и <text:span text:style-name="Emphasis">иными средствами,</text:span> необходимыми для исполнения ими трудовых обязанностей и обеспечивать бытовые нужды работников, связанные с исполнением ими трудовых обязанностей.</text:p>
      <text:p text:style-name="Text_20_body">Моим трудовым договором и должностной инструкцией предусмотрено, что я должен проводить учебные занятии качественно и согласно учебному плану.</text:p>
      <text:p text:style-name="Text_20_body">Так, для выполнения моих обязанностей надлежащим образом мне необходимо, чтобы работодатель предоставил мне:<text:line-break/>— Компьютер, ноутбук или планшет, который будет исправно работать с помощью которых я смогу выполнить поставленные передо мной задачи.<text:line-break/>— Обеспечить меня выходом в интернет. По этому пункту я согласен на компенсацию оплаты интернета.<text:line-break/>— Иная техника, необходимая для работы дистанционно (например, микрофон, вебкамера или оплата сервисов, которые настоятельно вам рекомендуют).</text:p>
      <text:p text:style-name="Text_20_body">Даже если со мной было заключено дополнительное соглашение к трудовому договору о работе дистанционном способом, то в соответствии со ст. 312.3 ТК РФ порядок и сроки обеспечения дистанционных работников <text:span text:style-name="Emphasis">необходимыми для исполнения</text:span> ими своих обязанностей по трудовому договору о дистанционной работе о<text:span text:style-name="Emphasis">борудованием, программно-техническими средствами, средствами защиты информации и иными средствами</text:span>, порядок и сроки представления дистанционными работниками отчетов о выполненной работе, размер, порядок и сроки выплаты компенсации за использование дистанционными работниками принадлежащего им либо арендованного ими оборудования, программно-технических средств, средств защиты информации и иных средств, <text:span text:style-name="Emphasis">порядок возмещения других связанных с выполнением дистанционной работы расходов определяются трудовым договором о дистанционной работе.</text:span></text:p>
      <text:p text:style-name="Text_20_body">В настоящее время ни трудовой договор, ни дополнительное соглашение о дистанционной работе не содержит порядок предоставления мне необходимой техники и порядок возмещения расходов (например, расходы за интернет и др.).</text:p>
      <text:p text:style-name="Text_20_body">Таким образом, на основании вышеизложенного прошу:<text:line-break/>1. Предоставить запрошенную технику и технические средства необходимые для выполнения работы;<text:line-break/>2. Заключить со мной соглашение о размере, порядке и сроках компенсации мне расходов, связанных с выполнением работы (оплата аккаунтов, интернет, мобильная связь и т.д.).</text:p>
      <text:p text:style-name="Text_20_body">До предоставления указанной техники я не могу гарантировать выполнение моей работы в полном объеме и в случае предъявления претензий к качеству ее выполнения, а также <text:soft-page-break/>в случае отказа в компенсации моих расходов я буду вынужден обратиться за защитой своих прав в прокуратуру и трудовую инспекцию.</text:p>
      <text:p text:style-name="Text_20_body"><text:span text:style-name="Emphasis">Дата, подпись</text:span></text:p>
      <text:h text:style-name="P2" text:outline-level="2"><text:soft-page-break/><text:span text:style-name="T2"><text:s text:c="3"/></text:span></text:h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3" text:outline-level="2"><text:soft-page-break/><text:span text:style-name="T2">Заявление</text:span></text:h>
      <text:p text:style-name="P1">Директору школу № _<text:span text:style-name="T1"> станицы Павловской Краснодарского края</text:span>.</text:p>
      <text:p text:style-name="P1">_________________________________________________________<text:line-break/>В соответствии с п.1 ч. 4 ст. 44 ФЗ «Об образовании в РФ» родители (законные представители) несовершеннолетних обучающихся обязаны обеспечить получение детьми общего образования.<text:line-break/>Согласно п. 1 ч. 1 ст. 43 ФЗ «Об образовании в РФ» обучающиеся обязаны добросовестно осваивать образовательную программу, выполнять индивидуальный учебный план, в том числе посещать предусмотренные учебным планом или индивидуальным учебным планом учебные занятия, осуществлять самостоятельную подготовку к занятиям, выполнять задания, данные педагогическими работниками в рамках образовательной программы.</text:p>
      <text:p text:style-name="Text_20_body">Я,<text:span text:style-name="T1">Жалков Андрей Александрович</text:span>, родитель обучающегося <text:span text:style-name="T1">Жалковой Д.А.</text:span> <text:span text:style-name="T1">6 </text:span>«<text:span text:style-name="T1">Д</text:span>» класса, хочу выполнять требования закона и помогать <text:span text:style-name="T1">дочери</text:span> добросовестно осваивать учебную программу. Я прошу образовательную организацию выполнить предусмотренные законом обязанности. Согласно п. <text:span text:style-name="T1">3</text:span>, 3 ч.  ст. 28 Федерального закона «Об образовании в РФ» <text:span text:style-name="T1">(материально-техническое обеспечение образовательной деятельности,)</text:span><text:span text:style-name="Emphasis">образовательная организация обязана</text:span> осуществлять свою деятельность в соответствии с законодательством об образовании, <text:span text:style-name="Emphasis">в том числе обеспечивать реализацию в полном объеме образовательных программ</text:span>, соответствие качества подготовки обучающихся установленным требованиям, соответствие применяемых форм, средств, методов обучения и воспитания возрастным, психофизическим особенностям, склонностям, способностям, интересам и потребностям обучающихся, а также <text:span text:style-name="Emphasis">соблюдать права и свободы обучающихся</text:span>, родителей (законных представителей) несовершеннолетних обучающихся, работников образовательной организации.</text:p>
      <text:p text:style-name="Text_20_body">В соответствии с ч. 1 ст. 35 ФЗ «Об образовании в РФ» обучающимся, осваивающим основные образовательные программы за счет бюджетных ассигнований федерального бюджета, бюджетов субъектов Российской Федерации и местных бюджетов в пределах федеральных государственных образовательных стандартов, <text:span text:style-name="Emphasis">организациями, осуществляющими образовательную деятельность, бесплатно предоставляются</text:span> в пользование на время получения образования учебники и учебные пособия, а также учебно-методические материалы, <text:span text:style-name="Emphasis">средства обучения </text:span>и воспитания.</text:p>
      <text:p text:style-name="Text_20_body">На основании вышеизложенного мы просим обеспечить реализацию в полном объеме образовательной программы и бесплатно предоставить в пользование средства обучения:</text:p>
      <text:p text:style-name="P1">1. Планшет, ноутбук или компьютер с выходом в интернет, с помощью которых можно будет осваивать образовательную программу<text:line-break/>2. Микрофон и вебкамеру (в случае, если нужно будет обеспечить обратную видео или аудиосвязь от обучающегося).;</text:p>
      <text:p text:style-name="P1"><text:span text:style-name="T1">3. Лицензионное программное обеспечение.</text:span><text:line-break/>Также просим сообщить о дате и месте получения средств обучения.</text:p>
      <text:p text:style-name="Text_20_body">Дополнительно сообщаем, что в случае игнорирования данного заявления мы будем вынуждены обратиться за защитой своих прав в прокуратуру и Минпросвещения России.</text:p>
      <text:p text:style-name="Text_20_body"><text:soft-page-break/><text:span text:style-name="Emphasis">Дата, подпись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4:45:59.414145135</meta:creation-date>
    <dc:date>2020-09-18T17:08:38.474258982</dc:date>
    <meta:editing-duration>PT1H11M57S</meta:editing-duration>
    <meta:editing-cycles>1</meta:editing-cycles>
    <meta:document-statistic meta:table-count="0" meta:image-count="0" meta:object-count="0" meta:page-count="5" meta:paragraph-count="21" meta:word-count="698" meta:character-count="5774" meta:non-whitespace-character-count="5089"/>
    <meta:generator>LibreOffice/6.0.7.3$Linux_X86_64 LibreOffice_project/00m0$Build-3</meta:generator>
  </office:meta>
</office:document-meta>
</file>